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545d0"/>
    </style:style>
    <style:style style:name="P2" style:family="paragraph" style:parent-style-name="Horizontal_20_Line">
      <style:text-properties officeooo:paragraph-rsid="001545d0"/>
    </style:style>
    <style:style style:name="P3" style:family="paragraph" style:parent-style-name="Text_20_body">
      <style:text-properties officeooo:paragraph-rsid="001545d0"/>
    </style:style>
    <style:style style:name="P4" style:family="paragraph" style:parent-style-name="Horizontal_20_Line">
      <style:text-properties style:font-name="Liberation Serif" officeooo:paragraph-rsid="001545d0"/>
    </style:style>
    <style:style style:name="P5" style:family="paragraph" style:parent-style-name="Text_20_body">
      <style:text-properties style:font-name="Liberation Serif" fo:font-size="14pt" fo:font-weight="bold" officeooo:paragraph-rsid="001545d0" style:font-size-asian="14pt" style:font-weight-asian="bold" style:font-size-complex="14pt" style:font-weight-complex="bold"/>
    </style:style>
    <style:style style:name="P6" style:family="paragraph" style:parent-style-name="Text_20_body">
      <style:text-properties style:font-name="Liberation Serif" fo:font-size="14pt" fo:font-weight="bold" officeooo:paragraph-rsid="001545d0" style:font-size-asian="14pt" style:font-size-complex="14pt"/>
    </style:style>
    <style:style style:name="P7" style:family="paragraph" style:parent-style-name="Text_20_body">
      <style:text-properties style:font-name="Liberation Serif" officeooo:paragraph-rsid="00175fce"/>
    </style:style>
    <style:style style:name="P8" style:family="paragraph" style:parent-style-name="Heading_20_3">
      <style:text-properties officeooo:paragraph-rsid="00175fce"/>
    </style:style>
    <style:style style:name="P9" style:family="paragraph" style:parent-style-name="Text_20_body">
      <style:text-properties officeooo:paragraph-rsid="00175fce"/>
    </style:style>
    <style:style style:name="P10" style:family="paragraph" style:parent-style-name="Text_20_body">
      <style:text-properties officeooo:paragraph-rsid="0015cca0"/>
    </style:style>
    <style:style style:name="P11" style:family="paragraph" style:parent-style-name="Text_20_body">
      <style:text-properties style:font-name="Liberation Serif" officeooo:paragraph-rsid="00175fce"/>
    </style:style>
    <style:style style:name="P12" style:family="paragraph" style:parent-style-name="Text_20_body">
      <style:text-properties style:font-name="Liberation Serif" fo:font-size="12pt" fo:font-weight="normal" officeooo:paragraph-rsid="0015cca0" style:font-size-asian="12pt" style:font-weight-asian="normal" style:font-size-complex="12pt" style:font-weight-complex="normal"/>
    </style:style>
    <style:style style:name="P13" style:family="paragraph" style:parent-style-name="Heading_20_3">
      <style:text-properties style:font-name="Liberation Serif" fo:font-weight="normal" officeooo:paragraph-rsid="00175fce" style:font-weight-asian="normal" style:font-weight-complex="normal"/>
    </style:style>
    <style:style style:name="P14" style:family="paragraph" style:parent-style-name="Heading_20_3">
      <style:text-properties style:font-name="Liberation Serif" fo:font-size="12pt" fo:font-weight="normal" officeooo:paragraph-rsid="00175fce" style:font-size-asian="12pt" style:font-weight-asian="normal" style:font-size-complex="12pt" style:font-weight-complex="normal"/>
    </style:style>
    <style:style style:name="P15" style:family="paragraph" style:parent-style-name="Heading_20_3">
      <style:text-properties officeooo:paragraph-rsid="001829ea"/>
    </style:style>
    <style:style style:name="P16" style:family="paragraph" style:parent-style-name="Heading_20_3">
      <style:text-properties fo:font-size="12pt" fo:font-weight="normal" officeooo:paragraph-rsid="001829ea" style:font-size-asian="12pt" style:font-weight-asian="normal" style:font-size-complex="12pt" style:font-weight-complex="normal"/>
    </style:style>
    <style:style style:name="T1" style:family="text">
      <style:text-properties style:font-weight-asian="bold" style:font-weight-complex="bold"/>
    </style:style>
    <style:style style:name="T2" style:family="text">
      <style:text-properties fo:font-variant="normal" fo:text-transform="none" fo:color="#d83713" loext:opacity="100%" fo:letter-spacing="normal" fo:font-style="normal" fo:font-weight="normal"/>
    </style:style>
    <style:style style:name="T3" style:family="text">
      <style:text-properties style:font-name="Liberation Serif"/>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weight="normal" officeooo:rsid="00057d95" style:font-weight-asian="normal" style:font-weight-complex="normal"/>
    </style:style>
    <style:style style:name="T6" style:family="text">
      <style:text-properties style:font-name="Liberation Serif" fo:font-weight="bold" style:font-weight-asian="bold" style:font-weight-complex="bold"/>
    </style:style>
    <style:style style:name="T7" style:family="text">
      <style:text-properties style:font-name="Liberation Serif" fo:font-size="12pt"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Heritage: Đền Trần và Chùa Phổ Minh: heritageId: </text:span><text:span text:style-name="T2">67f3edb13834bd66e6e1c67c</text:span></text:p>
      <text:p text:style-name="P3"><text:span text:style-name="T6">Link tham khảo</text:span><text:span text:style-name="T4">: </text:span><text:span text:style-name="T5">https://hoangthanhthanglong.vn/blog/2020/05/16/khu-di-tich-trung-tam-hoang-thanh-thang-long-2/</text:span></text:p>
      <text:h text:style-name="P15" text:outline-level="3"><text:span text:style-name="Strong_20_Emphasis"><text:span text:style-name="T3">Câu hỏi 1: </text:span></text:span><text:span text:style-name="Strong_20_Emphasis"><text:span text:style-name="T4">Chùa Phổ Minh được xây dựng vào thời nào và được mở rộng vào năm nào?</text:span></text:span></text:h>
      <text:h text:style-name="P16" text:outline-level="3"><text:span text:style-name="T3">A. Thời Lý, mở rộng năm 1262</text:span></text:h>
      <text:p text:style-name="P12">B. Thời Trần, mở rộng năm 1305</text:p>
      <text:p text:style-name="P12">C. Thời Lê, mở rộng năm 1400</text:p>
      <text:p text:style-name="P12">D. Thời Nguyễn, mở rộng năm 1802​</text:p>
      <text:p text:style-name="P10"><text:span text:style-name="Strong_20_Emphasis"><text:span text:style-name="T3">Đáp án đúng:</text:span></text:span><text:span text:style-name="T3"> A. Thời Lý, mở rộng năm 1262​</text:span></text:p>
      <text:p text:style-name="P10"><text:span text:style-name="Strong_20_Emphasis"><text:span text:style-name="T3">Giải thích: </text:span></text:span><text:span text:style-name="T3">Chùa Phổ Minh được xây dựng từ thời Lý và đến năm 1262, dưới triều Trần, chùa được mở rộng với quy mô bề thế hơn. </text:span></text:p>
      <text:p text:style-name="P2"><text:span text:style-name="Strong_20_Emphasis"><text:span text:style-name="T3"/></text:span></text:p>
      <text:h text:style-name="P8" text:outline-level="3"><text:span text:style-name="Strong_20_Emphasis"><text:span text:style-name="T3">Câu hỏi 2: </text:span></text:span><text:span text:style-name="Strong_20_Emphasis"><text:span text:style-name="T4">Tháp Phổ Minh được xây dựng vào năm nào và dưới triều vua nào?</text:span></text:span></text:h>
      <text:h text:style-name="P14" text:outline-level="3">A. Năm 1262, dưới triều Trần Thái Tông</text:h>
      <text:h text:style-name="P14" text:outline-level="3">B. Năm 1305, dưới triều Trần Anh Tông</text:h>
      <text:h text:style-name="P14" text:outline-level="3">C. Năm 1400, dưới triều Hồ Quý Ly</text:h>
      <text:h text:style-name="P13" text:outline-level="3"><text:span text:style-name="T10">D. Năm 1802, dưới triều Gia Long</text:span>​</text:h>
      <text:h text:style-name="P8" text:outline-level="3"><text:span text:style-name="Strong_20_Emphasis"><text:span text:style-name="T3">Đáp án đúng:</text:span></text:span><text:span text:style-name="T7"> B. Năm 1305, dưới triều Trần Anh Tông​</text:span></text:h>
      <text:p text:style-name="P9"><text:span text:style-name="Strong_20_Emphasis"><text:span text:style-name="T3">Giải thích: </text:span></text:span><text:span text:style-name="T3">Tháp Phổ Minh được xây dựng vào năm 1305, dưới thời vua Trần Anh Tông, là công trình kiến trúc tiêu biểu của thời Trần. ​</text:span></text:p>
      <text:p text:style-name="P9"><text:span text:style-name="Strong_20_Emphasis"><text:span text:style-name="T3">Câu hỏi 3: </text:span></text:span><text:span text:style-name="Strong_20_Emphasis"><text:span text:style-name="T4">Tháp Phổ Minh có bao nhiêu tầng và chiều cao là bao nhiêu?</text:span></text:span></text:p>
      <text:p text:style-name="P7">A. 12 tầng, cao 17,5 m</text:p>
      <text:p text:style-name="P7">B. 13 tầng, cao 18,2 m</text:p>
      <text:p text:style-name="P7">C. 14 tầng, cao 19,51 m</text:p>
      <text:p text:style-name="P7">D. 15 tầng, cao 20 m​</text:p>
      <text:p text:style-name="P3"><text:span text:style-name="Strong_20_Emphasis"><text:span text:style-name="T3">Đáp án đúng:</text:span></text:span><text:span text:style-name="T3"> C. 14 tầng, cao 19,51 m​</text:span></text:p>
      <text:p text:style-name="P9"><text:span text:style-name="Strong_20_Emphasis"><text:span text:style-name="T3">Giải thích: </text:span></text:span><text:span text:style-name="T3">Tháp Phổ Minh cao 19,51 m, gồm 14 tầng, là tháp gạch lớn nhất, cổ nhất và còn nguyên vẹn nhất ở Việt Nam.</text:span></text:p>
      <text:p text:style-name="P4"/>
      <text:h text:style-name="P1" text:outline-level="3"><text:soft-page-break/><text:span text:style-name="Strong_20_Emphasis"><text:span text:style-name="T3">Câu hỏi 4: </text:span></text:span><text:span text:style-name="Strong_20_Emphasis"><text:span text:style-name="T4">Chùa Phổ Minh thờ tượng của những ai?</text:span></text:span></text:h>
      <text:p text:style-name="P7">A. Tam tổ Trúc Lâm: Trần Nhân Tông, Pháp Loa, Huyền Quang</text:p>
      <text:p text:style-name="P7">B. Tam tổ Lâm Tế: Linh Hựu, Huệ Năng, Tổ Đạt Ma</text:p>
      <text:p text:style-name="P7">C. Tam tổ Thiền Tông: Bồ Đề Đạt Ma, Huệ Khả, Tăng Xán</text:p>
      <text:p text:style-name="P7">D. Tam tổ Tịnh Độ: Thiện Đạo, Thế Thân, Pháp Nhiên​</text:p>
      <text:p text:style-name="P9"><text:span text:style-name="Strong_20_Emphasis"><text:span text:style-name="T3">Đáp án đúng:</text:span></text:span><text:span text:style-name="T3"> A. Tam tổ Trúc Lâm: Trần Nhân Tông, Pháp Loa, Huyền Quang​</text:span></text:p>
      <text:p text:style-name="P9"><text:span text:style-name="Strong_20_Emphasis"><text:span text:style-name="T3">Giải thích: </text:span></text:span><text:span text:style-name="T3">Chùa Phổ Minh thờ tượng Trúc Lâm Tam Tổ: Trần Nhân Tông, Pháp Loa và Huyền Quang, những vị tổ sáng lập Thiền phái Trúc Lâm Yên Tử. ​</text:span></text:p>
      <text:p text:style-name="P4"/>
      <text:h text:style-name="P1" text:outline-level="3"><text:span text:style-name="Strong_20_Emphasis"><text:span text:style-name="T3">Câu hỏi 5: </text:span></text:span><text:span text:style-name="Strong_20_Emphasis"><text:span text:style-name="T4">Tháp Phổ Minh được công nhận là Di tích quốc gia đặc biệt vào năm nào?</text:span></text:span></text:h>
      <text:p text:style-name="P7">A. Năm 2005</text:p>
      <text:p text:style-name="P7">B. Năm 2010</text:p>
      <text:p text:style-name="P7">C. Năm 2012</text:p>
      <text:p text:style-name="P7">D. Năm 2015​</text:p>
      <text:p text:style-name="P3"><text:span text:style-name="Strong_20_Emphasis"><text:span text:style-name="T3">Đáp án đúng:</text:span></text:span><text:span text:style-name="T3"> C. Năm 2012​</text:span></text:p>
      <text:p text:style-name="P9"><text:span text:style-name="Strong_20_Emphasis"><text:span text:style-name="T3">Giải thích: </text:span></text:span><text:span text:style-name="T3">Năm 2012, Thủ tướng Chính phủ đã quyết định xếp hạng Di tích lịch sử và kiến trúc nghệ thuật Đền Trần và chùa Phổ Minh là Di tích quốc gia đặc biệt.</text:span></text:p>
      <text:p text:style-name="P4"/>
      <text:h text:style-name="P1" text:outline-level="3"><text:span text:style-name="Strong_20_Emphasis"><text:span text:style-name="T3">Câu hỏi 6: </text:span></text:span><text:span text:style-name="Strong_20_Emphasis"><text:span text:style-name="T4">Hình ảnh tháp Phổ Minh được in trên tờ tiền mệnh giá nào của Việt Nam?</text:span></text:span></text:h>
      <text:p text:style-name="P7">A. 100 đồng</text:p>
      <text:p text:style-name="P7">B. 200 đồng</text:p>
      <text:p text:style-name="P7">C. 500 đồng</text:p>
      <text:p text:style-name="P7">D. 1.000 đồng​</text:p>
      <text:p text:style-name="P3"><text:span text:style-name="Strong_20_Emphasis"><text:span text:style-name="T3">Đáp án đúng:</text:span></text:span><text:span text:style-name="T3"> A. 100 đồng​</text:span></text:p>
      <text:p text:style-name="P9"><text:span text:style-name="Strong_20_Emphasis"><text:span text:style-name="T3">Giải thích: </text:span></text:span><text:span text:style-name="T3">Hình ảnh ngôi tháp Phổ Minh được in trên tờ tiền mệnh giá 100 đồng của Việt Nam. </text:span></text:p>
      <text:p text:style-name="P2"><text:span text:style-name="Strong_20_Emphasis"><text:span text:style-name="T3"/></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6:27:59.681178192</meta:creation-date>
    <dc:date>2025-04-27T16:58:49.589903303</dc:date>
    <meta:editing-duration>PT4M7S</meta:editing-duration>
    <meta:editing-cycles>4</meta:editing-cycles>
    <meta:generator>LibreOffice/24.2.7.2$Linux_X86_64 LibreOffice_project/420$Build-2</meta:generator>
    <meta:document-statistic meta:table-count="0" meta:image-count="0" meta:object-count="0" meta:page-count="2" meta:paragraph-count="44" meta:word-count="492" meta:character-count="2287" meta:non-whitespace-character-count="1821"/>
  </office:meta>
</office:document-meta>
</file>